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, 目前入住的寵物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SCUSSZONE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USSZON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DICSZ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DISCZREPLY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ZREPLY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DISCZREPLY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DICSZID→DISCUSSZONE(DICSZ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ZREPLYID</text:p>
          </table:table-cell>
          <table:table-cell office:value-type="string" calcext:value-type="string">
            <text:p>回覆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主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回覆的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00/00/00</text:date>, <text:time style:data-style-name="N2" text:time-value="10:12:38.41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4-12-28T10:15:38.156000000</dc:date>
    <meta:editing-duration>PT22H49M50S</meta:editing-duration>
    <meta:editing-cycles>135</meta:editing-cycles>
    <meta:generator>LibreOffice/24.2.6.2$Windows_X86_64 LibreOffice_project/ef66aa7e36a1bb8e65bfbc63aba53045a14d0871</meta:generator>
    <meta:document-statistic meta:table-count="17" meta:cell-count="969" meta:object-count="0"/>
  </office:meta>
</office:document-meta>
</file>